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WebSocketSession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Connection.getIn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onnection.WebSocketConnection( WebsocketInbound inbound , WebsocketOutbound outb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NettyWebSocketSession.ReactorNettyWebSocketSession( WebsocketInbound inbound , WebsocketOutbound outbound , HandshakeInfo info , NettyDataBufferFactory bufferFactory , int maxFramePayload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NettyWebSocketSession.close( Clos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osedCallback.isDis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WebSocketSession.clos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posedCallback.accept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WebSocketSession.send( Publisher &lt; WebSocketMessage &gt; messa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SocketConnection.getOut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WebSocketSession.rece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ctorNettyWebSocketSession.ReactorNettyWebSocketSession( WebsocketInbound inbound , WebsocketOutbound outbound , HandshakeInfo info , Netty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WebSocketSession.getChanne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